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my current role, and in previous roles (banking, pastors assistant), confidentiality and discretion have been paramount qualities, I am conscientious regarding confidential matters and have never faced issues in this area. Similarly I have demonstrated the ability to set well balanced professional boundaries through the cover previously performed at the Beach house. It is my personality to embrace and favour constantly changing environments, and I enjoy problem solving and working flexibly. My team working abilities are implicated in my commitment to my churches worship team, and working on my own initiative is exemplified in my external business activities (see additional information section for details). Since finishing state education, I have made it my goal to continue learning, not only am I willing to train and develop within the role, it is my pleasure to do so.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Clementa</meta:initial-creator>
    <meta:creation-date>2011-08-22T19:31:48</meta:creation-date>
    <dc:date>2011-08-23T19:06:48</dc:date>
    <dc:creator>David Clementa</dc:creator>
    <meta:editing-duration>PT49M36S</meta:editing-duration>
    <meta:editing-cycles>2</meta:editing-cycles>
    <meta:generator>LibreOffice/3.3$Unix LibreOffice_project/330m19$Build-202</meta:generator>
    <meta:document-statistic meta:table-count="0" meta:image-count="0" meta:object-count="0" meta:page-count="1" meta:paragraph-count="1" meta:word-count="137" meta:character-count="885"/>
  </office:meta>
</office:document-meta>
</file>